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1 </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text:a xlink:type="simple" xlink:href="https://github.com/insidmal/CS295N/tree/master/Lab 1 Number Guess" text:style-name="Internet_20_link" text:visited-style-name="Visited_20_Internet_20_Link">https://github.com/insidmal/CS295N/tree/master/Lab 1 Number Guess</text:a></text:p>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Andrew Rogers</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x</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Yes. Runs perfectly</text:p>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x</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Yes. Post request works fine. No get request needed</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x</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Yes</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x</text:p>
          </table:table-cell>
          <table:table-cell table:style-name="Table2.B2" office:value-type="string">
            <text:p text:style-name="P3">y</text:p>
          </table:table-cell>
        </table:table-row>
        <table:table-row table:style-name="Table2.1">
          <table:table-cell table:style-name="Table2.A3" table:number-columns-spanned="3" office:value-type="string">
            <text:p text:style-name="P3">Yes. No complaints here</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x</text:p>
          </table:table-cell>
          <table:table-cell table:style-name="Table2.B2" office:value-type="string">
            <text:p text:style-name="P3">yy</text:p>
          </table:table-cell>
        </table:table-row>
        <table:table-row table:style-name="Table2.1">
          <table:table-cell table:style-name="Table2.A3" table:number-columns-spanned="3" office:value-type="string">
            <text:p text:style-name="P3">Yes</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p>
          </table:table-cell>
          <table:table-cell table:style-name="Table2.B2" office:value-type="string">
            <text:p text:style-name="P3">x<text:bookmark text:name="_GoBack"/></text:p>
          </table:table-cell>
          <table:table-cell table:style-name="Table2.B2" office:value-type="string">
            <text:p text:style-name="P3"/>
          </table:table-cell>
        </table:table-row>
        <table:table-row table:style-name="Table2.1">
          <table:table-cell table:style-name="Table2.A3" table:number-columns-spanned="3" office:value-type="string">
            <text:p text:style-name="P3">Yes. Three pages and working code that accomplishes the task at hand.</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Looks great to me. The correct number display was a nice touch. Helped testing immensely. Thanks</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2528224989371151591"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4080455060440085365"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3</meta:editing-cycles>
    <meta:creation-date>2017-10-04T21:37:00</meta:creation-date>
    <dc:date>2017-10-05T15:32:04.40</dc:date>
    <meta:editing-duration>PT1S</meta:editing-duration>
    <meta:generator>OpenOffice/4.1.2$Win32 OpenOffice.org_project/412m3$Build-9782</meta:generator>
    <meta:document-statistic meta:table-count="2" meta:image-count="0" meta:object-count="0" meta:page-count="2" meta:paragraph-count="59" meta:word-count="405" meta:character-count="2375"/>
    <meta:user-defined meta:name="AppVersion">16.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